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dobe Caslon Pro1" svg:font-family="'Adobe Caslon Pro'"/>
    <style:font-face style:name="Helvetica Neue1" svg:font-family="'Helvetica Neue'"/>
    <style:font-face style:name="Arial1" svg:font-family="Arial" style:font-adornments="Normal" style:font-family-generic="swiss"/>
    <style:font-face style:name="ArialMT" svg:font-family="ArialMT" style:font-family-generic="swiss"/>
    <style:font-face style:name="Adobe Caslon Pro" svg:font-family="'Adobe Caslon Pro'" style:font-pitch="variabl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10.799cm"/>
    </style:style>
    <style:style style:name="co5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4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2.38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61cm" fo:break-before="auto" style:use-optimal-row-height="true"/>
    </style:style>
    <style:style style:name="ro8" style:family="table-row">
      <style:table-row-properties style:row-height="1.642cm" fo:break-before="auto" style:use-optimal-row-height="true"/>
    </style:style>
    <style:style style:name="ro9" style:family="table-row">
      <style:table-row-properties style:row-height="0.46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use-window-font-color="true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ArialMT" fo:font-size="11.5pt" fo:language="en" fo:country="US" fo:font-style="normal" fo:text-shadow="none" style:text-underline-style="none" style:text-underline-mode="continuous" style:text-overline-mode="continuous" style:text-line-through-mode="continuous" style:font-size-asian="11.5pt" style:language-asian="en" style:country-asian="US" style:font-style-asian="normal" style:font-size-complex="6.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Arial1" fo:font-size="12pt" style:font-name-asian="Arial Unicode MS" style:font-size-asian="6.80000019073486pt" style:font-name-complex="Tahoma" style:language-complex="en" style:country-complex="US"/>
    </style:style>
    <style:style style:name="ce7" style:family="table-cell" style:parent-style-name="Default">
      <style:text-properties style:text-outline="false" style:text-line-through-style="none" style:font-name="ArialMT" fo:font-size="11.5pt" fo:language="en" fo:country="US" fo:font-style="normal" fo:text-shadow="none" style:text-underline-style="none" style:text-underline-mode="continuous" style:text-overline-mode="continuous" style:text-line-through-mode="continuous" style:font-name-asian="ArialMT" style:font-size-asian="11.5pt" style:language-asian="en" style:country-asian="US" style:font-style-asian="normal" style:font-weight-asian="normal" style:font-name-complex="ArialMT" style:font-size-complex="6.5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Helvetica Neue"/>
    </style:style>
    <style:style style:name="T1" style:family="text">
      <style:text-properties fo:color="#ff3366" fo:font-weight="bold" style:font-weight-asian="bold" style:font-weight-complex="bold"/>
    </style:style>
    <style:style style:name="T2" style:family="text">
      <style:text-properties style:use-window-font-color="true" style:font-name="ArialMT" fo:font-size="11.5pt" fo:font-style="normal" fo:font-weight="normal" style:font-name-asian="ArialMT" style:font-size-asian="11.5pt" style:font-style-asian="normal" style:font-weight-asian="normal" style:font-name-complex="ArialMT" style:font-size-complex="6.5pt" style:font-style-complex="normal" style:font-weight-complex="normal"/>
    </style:style>
    <style:style style:name="T3" style:family="text">
      <style:text-properties fo:color="#dc2300" style:font-name="ArialMT" fo:font-size="11.5pt" fo:font-style="normal" fo:font-weight="bold" style:font-name-asian="ArialMT" style:font-size-asian="11.5pt" style:font-style-asian="normal" style:font-weight-asian="bold" style:font-name-complex="ArialMT" style:font-size-complex="6.5pt" style:font-style-complex="normal" style:font-weight-complex="bold"/>
    </style:style>
    <style:style style:name="T4" style:family="text">
      <style:text-properties style:font-name="Arial1" fo:font-size="12pt" fo:language="en" fo:country="US" fo:font-style="normal" fo:font-weight="normal" style:language-asian="en" style:country-asian="US" style:font-name-complex="Adobe Caslon Pro" style:font-size-complex="6.80000019073486pt"/>
    </style:style>
    <style:style style:name="T5" style:family="text">
      <style:text-properties style:font-name="Arial1" fo:font-size="12pt" fo:language="en" fo:country="US" style:language-asian="en" style:country-asian="US" style:font-size-complex="6.80000019073486pt"/>
    </style:style>
    <style:style style:name="T6" style:family="text">
      <style:text-properties style:font-name="Adobe Caslon Pro" fo:font-size="12pt" fo:language="en" fo:country="US" fo:font-style="normal" fo:font-weight="normal" style:language-asian="en" style:country-asian="US" style:font-name-complex="Adobe Caslon Pro" style:font-size-complex="6.80000019073486pt"/>
    </style:style>
    <style:style style:name="T7" style:family="text">
      <style:text-properties style:font-name="Adobe Caslon Pro1" fo:font-size="12pt" fo:language="en" fo:country="US" fo:font-style="normal" fo:font-weight="normal" style:language-asian="en" style:country-asian="US" style:font-name-complex="Adobe Caslon Pro1" style:font-size-complex="6.80000019073486pt"/>
    </style:style>
    <style:style style:name="T8" style:family="text">
      <style:text-properties style:font-name="Arial1" fo:font-size="12pt"/>
    </style:style>
    <style:style style:name="T9" style:family="text">
      <style:text-properties style:use-window-font-color="true" style:text-outline="false" style:text-line-through-style="none" style:font-name="ArialMT" fo:font-size="11.5pt" fo:language="en" fo:country="US" fo:font-style="normal" fo:text-shadow="none" style:text-underline-style="none" fo:font-weight="normal" style:font-name-asian="ArialMT" style:font-size-asian="11.5pt" style:language-asian="en" style:country-asian="US" style:font-style-asian="normal" style:font-weight-asian="normal" style:font-name-complex="ArialMT" style:font-size-complex="6.5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dc2300" style:text-outline="false" style:text-line-through-style="none" style:font-name="ArialMT" fo:font-size="11.5pt" fo:language="en" fo:country="US" fo:font-style="normal" fo:text-shadow="none" style:text-underline-style="none" fo:font-weight="bold" style:font-name-asian="ArialMT" style:font-size-asian="11.5pt" style:language-asian="en" style:country-asian="US" style:font-style-asian="normal" style:font-weight-asian="bold" style:font-name-complex="ArialMT" style:font-size-complex="6.5pt" style:font-style-complex="normal" style:font-weight-complex="bold" style:text-emphasize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Helvetica Neue" fo:font-size="10pt" fo:language="en" fo:country="US" fo:font-style="normal" fo:font-weight="normal" style:font-size-asian="10pt" style:language-asian="en" style:country-asian="US" style:font-name-complex="Helvetica Neue" style:font-size-complex="10pt"/>
    </style:style>
    <style:style style:name="T15" style:family="text">
      <style:text-properties style:text-outline="false" style:text-line-through-style="none" style:font-name="Helvetica Neue" fo:font-size="10pt" fo:language="en" fo:country="US" fo:font-style="normal" fo:text-shadow="none" style:text-underline-style="none" fo:font-weight="normal" style:font-name-asian="Helvetica Neue" style:font-size-asian="10pt" style:language-asian="en" style:country-asian="US" style:font-style-asian="normal" style:font-weight-asian="normal" style:font-name-complex="Helvetica Neue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text-outline="false" style:text-line-through-style="none" style:font-name="Helvetica Neue1" fo:font-size="10pt" fo:language="en" fo:country="US" fo:font-style="normal" fo:text-shadow="none" style:text-underline-style="none" fo:font-weight="normal" style:font-name-asian="Helvetica Neue1" style:font-size-asian="10pt" style:language-asian="en" style:country-asian="US" style:font-style-asian="normal" style:font-weight-asian="normal" style:font-name-complex="Helvetica Neue1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Helvetica Neue" fo:font-size="10pt" style:font-size-asian="10pt" style:font-size-complex="10pt"/>
    </style:style>
    <style:style style:name="T18" style:family="text">
      <style:text-properties style:font-name="Helvetica Neue" fo:font-size="10pt" fo:language="en" fo:country="US" fo:font-style="italic" fo:font-weight="normal" style:font-size-asian="10pt" style:language-asian="en" style:country-asian="US" style:font-size-complex="10pt" style:font-style-complex="italic"/>
    </style:style>
    <style:style style:name="T19" style:family="text">
      <style:text-properties style:font-name="Helvetica Neue" fo:font-size="10pt" fo:language="en" fo:country="US" fo:font-style="normal" fo:font-weight="normal" style:font-size-asian="10pt" style:language-asian="en" style:country-asian="US" style:font-size-complex="10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3">
          <table:table-cell office:value-type="string">
            <text:p>date</text:p>
          </table:table-cell>
          <table:table-cell office:value-type="string">
            <text:p>nom du fichier [*abbréviations voir commentaires]</text:p>
          </table:table-cell>
          <table:table-cell office:value-type="string">
            <text:p>type [créer, modif,ajout, nouv, prop, ..]</text:p>
          </table:table-cell>
          <table:table-cell office:value-type="string">
            <text:p>phonétique</text:p>
          </table:table-cell>
          <table:table-cell office:value-type="string">
            <text:p>graphèmes</text:p>
          </table:table-cell>
          <table:table-cell office:value-type="string">
            <text:p>commentaires [LPSG= ListePhonemesSAMPAGraphemes ,RMPA=ReglesMorphalouPasAdequation]</text:p>
          </table:table-cell>
          <table:table-cell table:number-columns-repeated="1018"/>
        </table:table-row>
        <table:table-row table:style-name="ro4">
          <table:table-cell office:value-type="date" office:date-value="2012-06-04">
            <text:p>04.06.12</text:p>
          </table:table-cell>
          <table:table-cell office:value-type="string">
            <text:p>LPSG</text:p>
          </table:table-cell>
          <table:table-cell office:value-type="string">
            <text:p>ajout</text:p>
          </table:table-cell>
          <table:table-cell office:value-type="string">
            <text:p>d</text:p>
          </table:table-cell>
          <table:table-cell office:value-type="string">
            <text:p>d'</text:p>
          </table:table-cell>
          <table:table-cell office:value-type="string">
            <text:p>pour traiter les cas d'apostrophes les plus commun</text:p>
          </table:table-cell>
          <table:table-cell table:number-columns-repeated="1018"/>
        </table:table-row>
        <table:table-row table:style-name="ro5">
          <table:table-cell office:value-type="date" office:date-value="2012-06-06">
            <text:p>06.06.12</text:p>
          </table:table-cell>
          <table:table-cell office:value-type="string">
            <text:p>RMPA</text:p>
          </table:table-cell>
          <table:table-cell office:value-type="string">
            <text:p>ajout</text:p>
          </table:table-cell>
          <table:table-cell/>
          <table:table-cell table:style-name="ce6" office:value-type="string">
            <text:p><text:span text:style-name="T4">æ, œ, Æ, Œ, </text:span><text:span text:style-name="T5">ﬀ</text:span><text:span text:style-name="T6">, </text:span><text:span text:style-name="T7">ﬁ, ﬂ</text:span><text:span text:style-name="T6">, </text:span><text:span text:style-name="T7">ﬃ</text:span><text:span text:style-name="T6">, </text:span><text:span text:style-name="T7">ﬄ, </text:span><text:span text:style-name="T8">À, Â, Ä, Ç, È, É, Ê, Ë, Î, Ï, Ô, Ö, Û, Ü </text:span></text:p>
          </table:table-cell>
          <table:table-cell office:value-type="string">
            <text:p>pour traiter les ligatures (voire les caractères accentués, et autres, si ceux-ci ne sont pas traités par Morphalou, CHECK). Pour traiter les autres ligatures (ff, fi, fl, etc.) vérifier UTF-8 et ligatures et ajouter OU spécifier sur le site qu'est-ce qui est traiter/non.</text:p>
          </table:table-cell>
          <table:table-cell table:number-columns-repeated="1018"/>
        </table:table-row>
        <table:table-row table:style-name="ro6">
          <table:table-cell office:value-type="date" office:date-value="2012-06-06">
            <text:p>06.06.12</text:p>
          </table:table-cell>
          <table:table-cell office:value-type="string">
            <text:p>RDSS</text:p>
          </table:table-cell>
          <table:table-cell office:value-type="string">
            <text:p>ajout</text:p>
          </table:table-cell>
          <table:table-cell/>
          <table:table-cell office:value-type="string">
            <text:p>ce, se, que</text:p>
          </table:table-cell>
          <table:table-cell office:value-type="string">
            <text:p>ajout de formes qui conservent le [@] en forme canonique et ordre alphabétique (pour simplifier la révision) </text:p>
          </table:table-cell>
          <table:table-cell table:number-columns-repeated="1018"/>
        </table:table-row>
        <table:table-row table:style-name="ro3">
          <table:table-cell office:value-type="date" office:date-value="2012-06-12">
            <text:p>12.06.12</text:p>
          </table:table-cell>
          <table:table-cell office:value-type="string">
            <text:p>LPSG</text:p>
          </table:table-cell>
          <table:table-cell office:value-type="string">
            <text:p>ajout</text:p>
          </table:table-cell>
          <table:table-cell/>
          <table:table-cell office:value-type="string">
            <text:p>ch'</text:p>
          </table:table-cell>
          <table:table-cell office:value-type="string">
            <text:p>ajout de ch apostrophe comme forme élidable de « je », ex : ch' sais pas ATTENTION : pas présent dans Morphalou (à ajouter, cf. aussi c' = [k]) </text:p>
          </table:table-cell>
          <table:table-cell table:number-columns-repeated="1018"/>
        </table:table-row>
        <table:table-row table:style-name="ro7">
          <table:table-cell office:value-type="date" office:date-value="2012-06-12">
            <text:p>12.06.12</text:p>
          </table:table-cell>
          <table:table-cell office:value-type="string">
            <text:p>LPSG</text:p>
          </table:table-cell>
          <table:table-cell office:value-type="string">
            <text:p>ajout</text:p>
          </table:table-cell>
          <table:table-cell table:style-name="ce4" office:value-type="string">
            <text:p>A-p-H-<text:span text:style-name="T1">ij</text:span>-e</text:p>
          </table:table-cell>
          <table:table-cell table:style-name="ce4" office:value-type="string">
            <text:p>A-pp-u-<text:span text:style-name="T1">y</text:span>-er</text:p>
          </table:table-cell>
          <table:table-cell office:value-type="string">
            <text:p>ajout de y dans la liste des graphèmes de i j, oubli de ma part (AF) </text:p>
          </table:table-cell>
          <table:table-cell table:number-columns-repeated="1018"/>
        </table:table-row>
        <table:table-row table:style-name="ro8">
          <table:table-cell office:value-type="date" office:date-value="2012-06-12">
            <text:p>12.06.12</text:p>
          </table:table-cell>
          <table:table-cell office:value-type="string">
            <text:p>LPSG</text:p>
          </table:table-cell>
          <table:table-cell office:value-type="string">
            <text:p>ajout </text:p>
          </table:table-cell>
          <table:table-cell table:style-name="ce5" office:value-type="string">
            <text:p><text:span text:style-name="T2">f-</text:span><text:span text:style-name="T3">2</text:span><text:span text:style-name="T2">-z-o~</text:span></text:p>
          </table:table-cell>
          <table:table-cell table:style-name="ce7" office:value-type="string">
            <text:p><text:span text:style-name="T9">f-</text:span><text:span text:style-name="T10">ai</text:span><text:span text:style-name="T9">-s-ons</text:span></text:p>
          </table:table-cell>
          <table:table-cell office:value-type="string">
            <text:p>ajout de ai dans la liste des graphèmes de 2, même si selon moi (AF) faux : la transcription correcte (A MODIFIER dans Morphalou si ou quand possible en liant ai-9, n<text:span text:style-name="T11">eu</text:span><text:span text:style-name="T12">f), idem pour fais- (toutes les formes à l'imparfait)</text:span></text:p>
          </table:table-cell>
          <table:table-cell table:number-columns-repeated="1018"/>
        </table:table-row>
        <table:table-row table:style-name="ro9">
          <table:table-cell office:value-type="date" office:date-value="2012-06-12">
            <text:p>12.06.12</text:p>
          </table:table-cell>
          <table:table-cell/>
          <table:table-cell office:value-type="string">
            <text:p>proposition</text:p>
          </table:table-cell>
          <table:table-cell/>
          <table:table-cell office:value-type="string">
            <text:p>E et C ambigus</text:p>
          </table:table-cell>
          <table:table-cell table:style-name="ce8" office:value-type="string">
            <text:p><text:span text:style-name="T13">Gestion des mots à majuscule non-accentuée ambiguë,ex : Etat (= état, ètat, êtat, etat), La majuscule est transformée en minuscule (etat) et, lorsque la phonétique et demandée à Morphalou, il ne trouve plus la cible. </text:span><text:span text:style-name="T14">Solution : IF mot-cible commençant par le caractère « E » (=valeurUTF-8?) pas trouvé THEN essaie avec les variantes accentuées (E = é OR è OR ê) AND matching (ELSE reste blanc).</text:span><text:span text:style-name="T15"> Idem pour C</text:span><text:span text:style-name="T16"> = ç</text:span><text:span text:style-name="T15"> (et </text:span><text:span text:style-name="T16">Ä, Ë, Ï, Ö, Ü</text:span><text:span text:style-name="T15">) (Ask Steph')</text:span></text:p>
          </table:table-cell>
          <table:table-cell table:number-columns-repeated="1018"/>
        </table:table-row>
        <table:table-row table:style-name="ro10">
          <table:table-cell office:value-type="date" office:date-value="2012-06-18">
            <text:p>18.06.12</text:p>
          </table:table-cell>
          <table:table-cell/>
          <table:table-cell office:value-type="string">
            <text:p>proposition</text:p>
          </table:table-cell>
          <table:table-cell table:number-columns-repeated="2"/>
          <table:table-cell table:style-name="ce9" office:value-type="string">
            <text:p><text:span text:style-name="T17">Mise en page, champ couleurs : conserver les retours de chariot en les convertissant en retours à la ligne HTML (= &amp;nbsp?) (ask Steph') AJOUT : en fait il ne s'agit probablement pas d'un pbl de conversion des retours de chariot, mais d'une question de mise en page, car l'étendue d'une ligne à l'heure actuelle semble ne pas être spécifiée (ou alors &gt; à 100 ? 200 signes?). Dans son </text:span><text:span text:style-name="T18">Livre en lettres</text:span><text:span text:style-name="T19">, Darricau <text:s/>(2005) mentionne entre 55-80 signes par ligne pour une bonne lisibilité. Question : est-ce possible de conserver une taille d'affichage actuelle (? pts) dans un champ de longueur tel que proposé par Damien ( ? pixels), qui permette d'afficher au minimum 55 signes par ligne ?</text:span></text:p>
          </table:table-cell>
          <table:table-cell table:number-columns-repeated="1018"/>
        </table:table-row>
        <table:table-row table:style-name="ro10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dobe Caslon Pro1" svg:font-family="'Adobe Caslon Pro'"/>
    <style:font-face style:name="Helvetica Neue1" svg:font-family="'Helvetica Neue'"/>
    <style:font-face style:name="Arial1" svg:font-family="Arial" style:font-adornments="Normal" style:font-family-generic="swiss"/>
    <style:font-face style:name="ArialMT" svg:font-family="ArialMT" style:font-family-generic="swiss"/>
    <style:font-face style:name="Adobe Caslon Pro" svg:font-family="'Adobe Caslon Pro'" style:font-pitch="variabl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.06.2012</text:date>, <text:time>13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4T11:44:55.20</meta:creation-date>
    <dc:date>2012-06-18T13:42:04</dc:date>
    <meta:editing-duration>PT11H47M8S</meta:editing-duration>
    <meta:editing-cycles>20</meta:editing-cycles>
    <meta:generator>OpenOffice.org/3.3$Unix OpenOffice.org_project/330m20$Build-9567</meta:generator>
    <dc:creator>Adriano Florez</dc:creator>
    <meta:document-statistic meta:table-count="3" meta:cell-count="46" meta:object-count="0"/>
  </office:meta>
</office:document-meta>
</file>